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有效长度</text:p>
          </table:table-cell>
          <table:table-cell office:value-type="string" calcext:value-type="string">
            <text:p>Ｇ／Ｉ【Ｔ／ｍ　／　Ａ】</text:p>
          </table:table-cell>
          <table:table-cell office:value-type="string" calcext:value-type="string">
            <text:p>磁中心偏移水平</text:p>
          </table:table-cell>
          <table:table-cell office:value-type="string" calcext:value-type="string">
            <text:p>磁中心偏移垂直</text:p>
          </table:table-cell>
          <table:table-cell/>
          <table:table-cell office:value-type="string" calcext:value-type="string">
            <text:p>加载电流</text:p>
          </table:table-cell>
          <table:table-cell/>
          <table:table-cell office:value-type="string" calcext:value-type="string">
            <text:p>Ｇ [T/m]</text:p>
          </table:table-cell>
          <table:table-cell office:value-type="string" calcext:value-type="string">
            <text:p>Brho</text:p>
          </table:table-cell>
          <table:table-cell office:value-type="string" calcext:value-type="string">
            <text:p>K=B’/B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81.8" calcext:value-type="float">
            <text:p>81.8</text:p>
          </table:table-cell>
          <table:table-cell office:value-type="float" office:value="0.1318" calcext:value-type="float">
            <text:p>0.1318</text:p>
          </table:table-cell>
          <table:table-cell office:value-type="float" office:value="-0.41" calcext:value-type="float">
            <text:p>-0.41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72.3" calcext:value-type="float">
            <text:p>72.3</text:p>
          </table:table-cell>
          <table:table-cell/>
          <table:table-cell table:formula="of:=[.C2]*[.G2]" office:value-type="float" office:value="9.52914" calcext:value-type="float">
            <text:p>9.52914</text:p>
          </table:table-cell>
          <table:table-cell office:value-type="float" office:value="0.209513437716793" calcext:value-type="float">
            <text:p>0.2095134377</text:p>
          </table:table-cell>
          <table:table-cell table:formula="of:=[.I2]/[.J2]" office:value-type="float" office:value="45.482237816559" calcext:value-type="float">
            <text:p>45.4822378166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3.6" calcext:value-type="float">
            <text:p>103.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" calcext:value-type="float">
            <text:p>0.11</text:p>
          </table:table-cell>
          <table:table-cell office:value-type="float" office:value="-0.33" calcext:value-type="float">
            <text:p>-0.33</text:p>
          </table:table-cell>
          <table:table-cell/>
          <table:table-cell office:value-type="float" office:value="-100.2" calcext:value-type="float">
            <text:p>-100.2</text:p>
          </table:table-cell>
          <table:table-cell/>
          <table:table-cell table:formula="of:=[.C3]*[.G3]" office:value-type="float" office:value="-13.4268" calcext:value-type="float">
            <text:p>-13.4268</text:p>
          </table:table-cell>
          <table:table-cell office:value-type="float" office:value="0.20951343771679" calcext:value-type="float">
            <text:p>0.2095134377</text:p>
          </table:table-cell>
          <table:table-cell table:formula="of:=[.I3]/[.J3]" office:value-type="float" office:value="-64.0856268997394" calcext:value-type="float">
            <text:p>-64.0856268997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81.8" calcext:value-type="float">
            <text:p>81.8</text:p>
          </table:table-cell>
          <table:table-cell office:value-type="float" office:value="0.131" calcext:value-type="float">
            <text:p>0.131</text:p>
          </table:table-cell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/>
          <table:table-cell office:value-type="float" office:value="92.7" calcext:value-type="float">
            <text:p>92.7</text:p>
          </table:table-cell>
          <table:table-cell/>
          <table:table-cell table:formula="of:=[.C4]*[.G4]" office:value-type="float" office:value="12.1437" calcext:value-type="float">
            <text:p>12.1437</text:p>
          </table:table-cell>
          <table:table-cell office:value-type="float" office:value="0.209513437716787" calcext:value-type="float">
            <text:p>0.2095134377</text:p>
          </table:table-cell>
          <table:table-cell table:formula="of:=[.I4]/[.J4]" office:value-type="float" office:value="57.9614373776609" calcext:value-type="float">
            <text:p>57.9614373777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81.96" calcext:value-type="float">
            <text:p>81.96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06" calcext:value-type="float">
            <text:p>0.06</text:p>
          </table:table-cell>
          <table:table-cell office:value-type="float" office:value="-0.08" calcext:value-type="float">
            <text:p>-0.0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C5]*[.G5]" office:value-type="float" office:value="0" calcext:value-type="float">
            <text:p>0</text:p>
          </table:table-cell>
          <table:table-cell office:value-type="float" office:value="0.209513437716784" calcext:value-type="float">
            <text:p>0.2095134377</text:p>
          </table:table-cell>
          <table:table-cell table:formula="of:=[.I5]/[.J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82.03" calcext:value-type="float">
            <text:p>82.03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13" calcext:value-type="float">
            <text:p>0.13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72.5" calcext:value-type="float">
            <text:p>-72.5</text:p>
          </table:table-cell>
          <table:table-cell/>
          <table:table-cell table:formula="of:=[.C6]*[.G6]" office:value-type="float" office:value="-9.47575" calcext:value-type="float">
            <text:p>-9.47575</text:p>
          </table:table-cell>
          <table:table-cell office:value-type="float" office:value="0.209513437716781" calcext:value-type="float">
            <text:p>0.2095134377</text:p>
          </table:table-cell>
          <table:table-cell table:formula="of:=[.I6]/[.J6]" office:value-type="float" office:value="-45.2274092929985" calcext:value-type="float">
            <text:p>-45.227409293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82.04" calcext:value-type="float">
            <text:p>82.04</text:p>
          </table:table-cell>
          <table:table-cell office:value-type="float" office:value="0.1311" calcext:value-type="float">
            <text:p>0.131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102.3" calcext:value-type="float">
            <text:p>102.3</text:p>
          </table:table-cell>
          <table:table-cell/>
          <table:table-cell table:formula="of:=[.C7]*[.G7]" office:value-type="float" office:value="13.41153" calcext:value-type="float">
            <text:p>13.41153</text:p>
          </table:table-cell>
          <table:table-cell office:value-type="float" office:value="0.209513437716778" calcext:value-type="float">
            <text:p>0.2095134377</text:p>
          </table:table-cell>
          <table:table-cell table:formula="of:=[.I7]/[.J7]" office:value-type="float" office:value="64.0127437464409" calcext:value-type="float">
            <text:p>64.0127437464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82.12" calcext:value-type="float">
            <text:p>82.12</text:p>
          </table:table-cell>
          <table:table-cell office:value-type="float" office:value="0.131" calcext:value-type="float">
            <text:p>0.131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-40.3" calcext:value-type="float">
            <text:p>-40.3</text:p>
          </table:table-cell>
          <table:table-cell/>
          <table:table-cell table:formula="of:=[.C8]*[.G8]" office:value-type="float" office:value="-5.2793" calcext:value-type="float">
            <text:p>-5.2793</text:p>
          </table:table-cell>
          <table:table-cell office:value-type="float" office:value="0.209513437716775" calcext:value-type="float">
            <text:p>0.2095134377</text:p>
          </table:table-cell>
          <table:table-cell table:formula="of:=[.I8]/[.J8]" office:value-type="float" office:value="-25.1979064327926" calcext:value-type="float">
            <text:p>-25.19790643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5:58:01.199170234</meta:creation-date>
    <dc:date>2017-11-03T16:18:23.002947098</dc:date>
    <meta:editing-duration>PT10M11S</meta:editing-duration>
    <meta:editing-cycles>3</meta:editing-cycles>
    <meta:generator>LibreOffice/5.1.6.2$Linux_X86_64 LibreOffice_project/10m0$Build-2</meta:generator>
    <meta:document-statistic meta:table-count="1" meta:cell-count="72" meta:object-count="0"/>
  </office:meta>
</office:document-meta>
</file>